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style:font-name="Times" fo:font-style="italic" fo:font-style-asian="italic" fo:font-style-complex="italic" fo:letter-spacing="0.0000in"/>
    </style:style>
    <style:style style:name="T4" style:family="text">
      <style:text-properties fo:letter-spacing="0.0000in" fo:background-color="transparent"/>
    </style:style>
    <style:style style:name="T5" style:family="text">
      <style:text-properties style:font-name="Apple Color Emoji" fo:letter-spacing="0.0000in"/>
    </style:style>
    <style:style style:name="T6" style:family="text">
      <style:text-properties fo:color="#052726"/>
    </style:style>
    <style:style style:name="T7"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text:span text:style-name="T1">陳真   |  2020.04.08 20:21   |   </text:span><text:a xlink:type="simple" xlink:href="http://palinfo.habago.org/Entry?Command=Information_PrintForum&amp;#FORUM38999"><text:span text:style-name="T2">#</text:span></text:a></text:p>
      <text:p text:style-name="P3"><text:span text:style-name="T1">給民報編輯  (</text:span><text:a xlink:type="simple" xlink:href="http://taiwan.people.news@gmail.com"><text:span text:style-name="T3">taiwan.people.news@gmail.com</text:span></text:a><text:span text:style-name="T1">)：</text:span><text:span text:style-name="T4"><text:line-break/><text:line-break/></text:span><text:span text:style-name="T1">我的天啊，我真不敢相信我的眼睛，連這種反文明反人性的鬼話你們也說得出來？你們是仇中反華反到連基本人性都喪失了嗎？</text:span><text:span text:style-name="T4"><text:line-break/><text:line-break/></text:span><text:span text:style-name="T1">贊成或反對什麼政治主張都行，但不要違反基本文明價值，不要不擇手段，不要昧著良心，不要造謠抹黑，更不要泯滅良知甚至泯滅人性。這樣會很難做到嗎？  </text:span><text:span text:style-name="T4"><text:line-break/><text:line-break/></text:span><text:span text:style-name="T1">我有幾篇文章，你們如果要登，可以免費拿去登，前提是連一個字或一個標點符號都不能刪改：</text:span><text:span text:style-name="T4"><text:line-break/><text:line-break/></text:span><text:a xlink:type="simple" xlink:href="http://palinfo.habago.org/Entry?Command=Information_PrintHome&amp;;iFlowNo=1568"><text:span text:style-name="T3">http://palinfo.habago.org/Entry?Command=Information_PrintHome&amp;;iFlowNo=1568</text:span></text:a><text:span text:style-name="T1">  </text:span><text:span text:style-name="T4"><text:line-break/><text:line-break/></text:span><text:a xlink:type="simple" xlink:href="http://palinfo.habago.org/Entry?Command=Information_PrintHome&amp;;iFlowNo=1595"><text:span text:style-name="T3">http://palinfo.habago.org/Entry?Command=Information_PrintHome&amp;;iFlowNo=1595</text:span></text:a><text:span text:style-name="T1"> </text:span><text:span text:style-name="T4"><text:line-break/><text:line-break/></text:span><text:a xlink:type="simple" xlink:href="http://palinfo.habago.org/Entry?Command=Information_PrintHome&amp;;iFlowNo=1596"><text:span text:style-name="T3">http://palinfo.habago.org/Entry?Command=Information_PrintHome&amp;;iFlowNo=1596</text:span></text:a><text:span text:style-name="T1"> </text:span><text:span text:style-name="T4"><text:line-break/><text:line-break/></text:span><text:a xlink:type="simple" xlink:href="http://palinfo.habago.org/Entry?Command=Information_PrintHome&amp;;iFlowNo=1589"><text:span text:style-name="T3">http://palinfo.habago.org/Entry?Command=Information_PrintHome&amp;;iFlowNo=1589</text:span></text:a><text:span text:style-name="T1">  </text:span><text:span text:style-name="T4"><text:line-break/><text:line-break/></text:span><text:a xlink:type="simple" xlink:href="http://palinfo.habago.org/Entry?Command=Information_PrintHome&amp;;iFlowNo=1590"><text:span text:style-name="T3">http://palinfo.habago.org/Entry?Command=Information_PrintHome&amp;;iFlowNo=1590</text:span></text:a><text:span text:style-name="T1"> </text:span><text:span text:style-name="T4"><text:line-break/><text:line-break/></text:span><text:a xlink:type="simple" xlink:href="http://palinfo.habago.org/Entry?Command=Information_PrintHome&amp;;iFlowNo=1570"><text:span text:style-name="T3">http://palinfo.habago.org/Entry?Command=Information_PrintHome&amp;;iFlowNo=1570</text:span></text:a><text:span text:style-name="T1"> </text:span><text:span text:style-name="T4"><text:line-break/><text:line-break/></text:span><text:span text:style-name="T1">陳真2020. 04. 08.</text:span><text:span text:style-name="T4"><text:line-break/><text:line-break/></text:span><text:span text:style-name="T1">=====================</text:span><text:span text:style-name="T4"><text:line-break/><text:line-break/></text:span><text:span text:style-name="T1">【專文】中國偷偷迴避國際條約禁止生物武器</text:span><text:span text:style-name="T4"><text:line-break/><text:line-break/></text:span><text:span text:style-name="T1">民報新聞</text:span><text:span text:style-name="T4"><text:line-break/><text:line-break/></text:span><text:span text:style-name="T1">2020年4月8日</text:span><text:span text:style-name="T4"><text:line-break/><text:line-break/></text:span><text:span text:style-name="T1">第一次世界大戰以來的一百年裡，許多軍事衝突告訴我們，人類在任何情況下都不允許使用生化武器。這項諒解是在1969年聯合國裁軍論壇下開始的，它是對一項禁止生物和化學武器的國際條約的初步討論。到1972年4月10日，開放了具有法律約束力的條約，供各國之間簽署。《生物武器公約》於1975年3月26日生效。包括中國（1984年11月15日核準）在內的幾乎所有國家都是簽字國。</text:span><text:span text:style-name="T4"><text:line-break/><text:line-break/></text:span><text:span text:style-name="T1">在總括的保護下，所有簽署國均負有法律義務，不得開發，生產，儲存，出售，部署，交付，或獲取，任何形式的彈藥，包括砲彈，彈丸，導彈，機載車輛等生物武器。</text:span><text:span text:style-name="T4"><text:line-break/><text:line-break/></text:span><text:span text:style-name="T1">然而，該條約具嚴重失策(不是因為缺乏才智，而是由於人類的不完善想像力)，而中國也無意中發現了一種出乎意料的方式來規避該條約將生物武器定為非法的法律約束力：在過去漫長的歲月裡與野生動物交往並逐漸發展免疫力防禦多種病毒，許多中國勞動群體已成為無症狀的病毒傳播者。這些團體的成員以“一帶一路”的方式，而不是以《生物武器公約》所禁止的任何裝置形式，在不違反國際條約的情況下投射生物武器並合法滲透其他國家。</text:span><text:span text:style-name="T4"><text:line-break/><text:line-break/></text:span><text:span text:style-name="T1">人形病毒噴霧器有如炸彈客</text:span><text:span text:style-name="T4"><text:line-break/><text:line-break/></text:span><text:span text:style-name="T1">到底此一策略是無意的，偶然的還是秘密的？沒人知道。簡而言之，無論其結果如何，都沒有超過中國社會在千年中發展起來的任何道德門檻。</text:span><text:span text:style-name="T4"><text:line-break/><text:line-break/></text:span><text:span text:style-name="T1">當涉及到生存的鬥爭，正如他們的語言所揭示的，中國的價值是絕對殘酷的。“寧為玉碎，不為瓦全”-“寧願是破碎的玉，也不願是完整的黏土”。“玉石俱焚, 兩敗俱傷” —“玉石都被殲滅，兩方都傷亡”。這些話語，在面對挑戰時深深紮根於中國所有人的腦海，無論付出什麼代價，都意味著相互毀滅。</text:span><text:span text:style-name="T4"><text:line-break/><text:line-break/></text:span><text:span text:style-name="T1">考慮到當前的武漢病毒大流行及其影響，中國的行動完全符合這種心態。從中國的角度來看，這沒什麼大不了的。在超過12億的人口中，數百萬人的流行病死亡人數對該國而言並不重要。過去，他們曾經歷過如此規模的悲劇。</text:span><text:span text:style-name="T4"><text:line-break/><text:line-break/></text:span><text:span text:style-name="T1">面對一場嚴重的貿易戰，中國發現自己已經與美國交峰，北京可能己找到一張王牌----人形病毒噴霧器部隊比伊拉克的自殺炸彈手更具殺傷力。而且，他們的射擊完全不是違法的。</text:span></text:p>
      <text:p text:style-name="P2"><text:span text:style-name="T1">陳真   |  2020.04.08 20:19   |   </text:span><text:a xlink:type="simple" xlink:href="http://palinfo.habago.org/Entry?Command=Information_PrintForum&amp;#FORUM38998"><text:span text:style-name="T2">#</text:span></text:a></text:p>
      <text:p text:style-name="P4"><text:span text:style-name="T1">布希入侵伊拉克前，發下最後通牒，要求海珊自動逃亡，否則三天內便開戰。全世界第一個 "響應" 這項最後通牒的就是台灣，阿扁同樣也 "警告" 海珊趕快給我滾，否則...否則...否則要怎樣，阿扁並沒有說。</text:span><text:span text:style-name="T4"><text:line-break/><text:line-break/></text:span><text:span text:style-name="T1">類似的狀況罄竹難書，比方說美國抵制華為，台灣必然立即 "響應"，以取悅主子。美國血洗伊拉克需要子彈，台灣馬上奉上幾億發子彈讓美軍打到飽。美國到處侵略，說是反恐，需要銀子，台灣必然馬上捧著大把鈔票送給美國主子。</text:span><text:span text:style-name="T4"><text:line-break/><text:line-break/></text:span><text:span text:style-name="T1">台灣所謂 "禁用" zoom的事，無關資安，而是走狗表態，跟著主人的腳步走。</text:span></text:p>
      <text:p text:style-name="P2"><text:span text:style-name="T1">洋洋   |  2020.04.08 20:06   |   </text:span><text:a xlink:type="simple" xlink:href="http://palinfo.habago.org/Entry?Command=Information_PrintForum&amp;#FORUM38997"><text:span text:style-name="T2">#</text:span></text:a></text:p>
      <text:p text:style-name="P3"><text:span text:style-name="T1">ZOOM是華裔創業的美國公司，在美國上市，研發部門設在中國，主要是有兩個安全隱患，無法完善端到端的加密，以致未受邀請的人可以侵入會議。另一個問題則是涉及Facebook，Zoom甚至沒有通知用戶它是根據隱私政策向Facebook發送分析數據。據說數以萬計的私人Zoom視頻被上傳至公開網頁，任何人都可在線圍觀。</text:span><text:span text:style-name="T4"><text:line-break/><text:line-break/></text:span><text:span text:style-name="T1">1、所以FACEBOOK也是侵犯隱私的共犯及受益者。</text:span><text:span text:style-name="T4"><text:line-break/></text:span><text:span text:style-name="T1">2、在Citizen Lab的實驗中，他們在一個美國用戶和一個加拿大用戶的視頻通話中發現，會議加密和解密的密匙是從北京的Zoom服務器發出的。</text:span><text:span text:style-name="T4"><text:line-break/></text:span><text:span text:style-name="T1">也就是說，兩個北美人用Zoom視頻聊天，中間需要一個在北京的服務器插手。</text:span><text:span text:style-name="T4"><text:line-break/></text:span><text:span text:style-name="T1">Zoom CEO袁征解釋說，少數北美的視頻通話中途繞道中國，是因為如果用戶附近的服務器太擠，軟件就會去嘗試連接備份服務器，這才連到了中國的服務器上。</text:span><text:span text:style-name="T4"><text:line-break/></text:span><text:span text:style-name="T1">就好像以前打網游要換線一樣，這條線太擠太卡，用戶自然就要切換到另外的線上去。任何一個視頻通話服務商都會把服務器架設在全球。</text:span><text:span text:style-name="T4"><text:line-break/><text:line-break/></text:span><text:span text:style-name="T1">我也認為ZM大有問題，這些安全隱患都是技術可以解決並避免的。但為什麼沒有人怪微軟，WINDOWS每年2到3次重大更新哪次的理由沒有提到安全隱患?</text:span><text:span text:style-name="T4"><text:line-break/><text:line-break/></text:span><text:span text:style-name="T1">還有ZM個人使用是免費的。一般使用免費的軟體，使用者本來就不會在意隱私洩漏的問題，心裡多少都明白，不是被插入廣告，就是個資被利用。天下沒有白吃的午餐。</text:span></text:p>
      <text:p text:style-name="P2"><text:span text:style-name="T1">穎芝   |  2020.04.08 19:26   |   </text:span><text:a xlink:type="simple" xlink:href="http://palinfo.habago.org/Entry?Command=Information_PrintForum&amp;#FORUM38996"><text:span text:style-name="T2">#</text:span></text:a></text:p>
      <text:p text:style-name="P4"><text:span text:style-name="T1">學校老師遠距教學內容是屬於「機密」等級嗎？</text:span><text:span text:style-name="T4"><text:line-break/><text:line-break/></text:span><text:span text:style-name="T1">綠渣是在禁什麼道理？</text:span><text:span text:style-name="T4"><text:line-break/><text:line-break/></text:span><text:span text:style-name="T1">原來底下才是人渣黨主要考量的重點：</text:span><text:span text:style-name="T4"><text:line-break/><text:line-break/></text:span><text:span text:style-name="T1">【疑問二：如果每個視訊軟體都有風險，為什麼Zoom會成為爭議焦點？】</text:span><text:span text:style-name="T4"><text:line-break/></text:span><text:span text:style-name="T1">答：創辦人是中國人、研發團隊來自中國。在台、在美都成政治議題。</text:span><text:span text:style-name="T4"><text:line-break/></text:span><text:a xlink:type="simple" xlink:href="https://reurl.cc/QdbW6q"><text:span text:style-name="T3">https://reurl.cc/QdbW6q</text:span></text:a><text:span text:style-name="T4"><text:line-break/><text:line-break/></text:span><text:span text:style-name="T1">鬼島的人渣走狗政府仇中反華到毫無邏輯，反中反到沒有腦袋！</text:span><text:span text:style-name="T4"><text:line-break/><text:line-break/></text:span><text:span text:style-name="T1">ＩＢＭ、蘋果、微軟、Google、ＦＢ等產品都有後門、資安風險，為什麼人渣政府不禁止？</text:span><text:span text:style-name="T4"><text:line-break/><text:line-break/></text:span><text:span text:style-name="T1">因為人渣黨的執政政策就是「仇中反華跪舔歐美日」！！</text:span><text:span text:style-name="T4"><text:line-break/><text:line-break/><text:line-break/><text:line-break/><text:line-break/></text:span></text:p>
      <text:p text:style-name="P2"><text:span text:style-name="T1">陳真   |  2020.04.08 17:42   |   </text:span><text:a xlink:type="simple" xlink:href="http://palinfo.habago.org/Entry?Command=Information_PrintForum&amp;#FORUM38995"><text:span text:style-name="T2">#</text:span></text:a></text:p>
      <text:p text:style-name="P3"><text:span text:style-name="T1">教育部下令禁用遠距軟體ZOOM 大學：措手不及</text:span><text:span text:style-name="T4"><text:line-break/><text:line-break/></text:span><text:span text:style-name="T1">2020-04-08 10:57 聯合報 / 記者章凱閎／台北即時報導</text:span><text:span text:style-name="T4"><text:line-break/><text:line-break/><text:line-break/></text:span><text:span text:style-name="T1">因應新冠肺炎疫情，公私部門開啟遠距工作，但行政院昨天一聲令下，指視訊軟體ZOOM有資安漏洞，將全面禁用；教育部也已轉知各級學校停用ZOOM。但有大學表示，教師換一套教學軟體，不是換一家餐廳吃飯這麼簡單，需時間調適，官方禁令來得措手不及。</text:span><text:span text:style-name="T4"><text:line-break/><text:line-break/></text:span><text:span text:style-name="T1">台師大因有一名大四生確診新冠肺炎，全校本周起至17日前的課程全數採遠距授課。台師大教務長陳昭珍表示，教師換一套教學軟體，不是換一家餐廳吃飯這麼簡單。</text:span><text:span text:style-name="T4"><text:line-break/><text:line-break/></text:span><text:span text:style-name="T1">陳昭珍說，大學有學術自由，學校不能限制教師用哪本教科書上課，也尊重教師對於遠距教學軟體的選擇，但仍會把教育部指令傳達各系所。她認為，資安有其重要性，但ZOOM的資安問題或許可透過配套措施解決，例如強化加密等，盼有兼顧資安及師生互動學習品質的作法。</text:span><text:span text:style-name="T4"><text:line-break/><text:line-break/></text:span><text:span text:style-name="T1">台大本周起百人以上大型課程也改為視訊授課。台大表示，已把教育部函文轉達各院系，目前校內視訊會議都以U Meeting進行。但據了解，台大教授對禁用ZOOM持不同意見。</text:span><text:span text:style-name="T4"><text:line-break/><text:line-break/></text:span><text:span text:style-name="T1">台大電機系教授葉丙成在臉書表示，過去一個多月，為了遠距教學辦了多次研習，還要求全部學生上網演練使用，如今「一切的努力，就這樣一紙公文，一切成空」。</text:span><text:span text:style-name="T4"><text:line-break/><text:line-break/></text:span><text:span text:style-name="T1">東華大學通是教育中心主任陳復則在臉書表示，任何軟體都有資安問題，但他沒想過在聲稱「自由與民主」的台灣社會，會被迫禁止使用特定軟體。學術是天下公器，不應有任何機密，老師也應可使用自認有利於傳播學術的工具。教育部禁用ZOOM，令他相當無奈。</text:span></text:p>
      <text:p text:style-name="P2"><text:span text:style-name="T1">陳真   |  2020.04.08 17:13   |   </text:span><text:a xlink:type="simple" xlink:href="http://palinfo.habago.org/Entry?Command=Information_PrintForum&amp;#FORUM38994"><text:span text:style-name="T2">#</text:span></text:a></text:p>
      <text:p text:style-name="P4"><text:span text:style-name="T1">請問各位：人渣黨這些狗官有法律依據可以禁止老師和學生使用 ZOOM 來授課嗎？它媽的如果不鳥狗官是會怎樣？抓去關嗎？</text:span><text:span text:style-name="T4"><text:line-break/><text:line-break/></text:span><text:span text:style-name="T1">陳真 2020. 04.08.</text:span><text:span text:style-name="T4"><text:line-break/><text:line-break/></text:span><text:span text:style-name="T1">====================</text:span><text:span text:style-name="T4"><text:line-break/></text:span><text:span text:style-name="T1">教部禁用Zoom 高中老師激憤：教學哪來資安問題？</text:span><text:span text:style-name="T4"><text:line-break/><text:line-break/></text:span><text:span text:style-name="T1">2020-04-07</text:span><text:span text:style-name="T4"><text:line-break/><text:line-break/></text:span><text:span text:style-name="T1">聯合報 / 記者黃寅/台中即時報導</text:span><text:span text:style-name="T4"><text:line-break/><text:line-break/></text:span><text:span text:style-name="T1">教育部今下令各級學校全面禁用Zoom視訊軟體禁用，高中老師知悉，在群組上群情激憤。大家說，已準備了大半個月，教育部竟一聲令下就禁用，老師和學生都得重來、所有的努都白費，尤其是教學那來資安問題？根本是政治凌駕一切。</text:span><text:span text:style-name="T4"><text:line-break/><text:line-break/></text:span><text:span text:style-name="T1">教育部今在網站上公告禁止使用Zoom，要求各級學校「將原先置放於本部教育雲『線上教學便利包』Zoom相關使用說明文件全面移除。」許多接到消息的老師一片譁然，幾個全國高中職老師和教務主任的賴群組裡更是罵聲一片。</text:span><text:span text:style-name="T4"><text:line-break/><text:line-break/></text:span><text:span text:style-name="T1">一位高中老師說：「個人只是一個小小的教師兼職主任，要做的事包山包海，....學校端資訊教師有限，才好不容易做完全校師生實體演練與家長聯繫，現在又說禁止使用Zoom。上級機構擁有最多人才與資源，可否請為國家的教育培育政策思考縝密後才宣布，朝令夕改，絕非良策！」</text:span><text:span text:style-name="T4"><text:line-break/><text:line-break/></text:span><text:span text:style-name="T1">一名高中教務主任說：「這樣以後難立信於老師們了，老師以後可能遇事『看著辦』，我們更難推動」。</text:span><text:span text:style-name="T4"><text:line-break/><text:line-break/></text:span><text:span text:style-name="T1">另名老師也哀嘆：「好累～全校教師都受訓完，學生也教完～結果～打掉重練」還有人則驚訝說：「我們已經都讓老師們研習和開好課程完畢，又要再重來....</text:span><text:span text:style-name="T5">😭</text:span><text:span text:style-name="T1">」。</text:span><text:span text:style-name="T4"><text:line-break/><text:line-break/></text:span><text:span text:style-name="T1">陳姓高中老師說，經營Zoom的老闆雖來自大陸，但已歸化美國籍，難道就因為有立委在立法院提出質詢，大家就必須全盤推翻原有的做法嗎？他說，Zoom免費、好用，而且國外大學都還主動把課程放上網路公開，國內各級學校的教學又有什麼好隱藏的，更令人想不透有何資安問題？</text:span><text:span text:style-name="T4"><text:line-break/><text:line-break/></text:span><text:span text:style-name="T1">他說，若真要講資安，那教育部公布的其他視訊軟體難道就沒有資安問題？重點是教育部不能把全國師生都已努力大半個月的努力視而不見，而要大家都重新來一次。</text:span></text:p>
      <text:p text:style-name="P2"><text:span text:style-name="T1">陳真   |  2020.04.08 01:07   |   </text:span><text:a xlink:type="simple" xlink:href="http://palinfo.habago.org/Entry?Command=Information_PrintForum&amp;#FORUM38993"><text:span text:style-name="T2">#</text:span></text:a></text:p>
      <text:p text:style-name="P3"><text:span text:style-name="T1">上個月(三月)下旬，所謂「外交部」網站上說，台灣「援贈友邦巴拉圭百萬防疫口罩」。有人看到這訊息後，在LINE或臉書寫了些字，對此提出批評說台灣自己口罩都不夠用了，怎麼還拿去送人？</text:span><text:span text:style-name="T4"><text:line-break/><text:line-break/></text:span><text:span text:style-name="T1">請問大家，這樣的批評到底犯了它媽的什麼法？但是，在人渣黨的指示下，這個網友卻馬上被抓。調查局正事不幹，貪官污吏滿街跑不去抓，卻大力偵辦此一所謂「假新聞」，而且還發佈「偵查報告」說，此一「不實訊息嚴重誤導民眾」，「調查局為穩定民眾不安情緒，並遏止不實訊息破壞政府公信力、影響公共秩序及干擾防疫作業」，故加強偵辦云云。</text:span><text:span text:style-name="T4"><text:line-break/><text:line-break/></text:span><text:span text:style-name="T1">外交部說，絕不容許造謠。可是，這名網友造了它媽的什麼「謠」？外交部說，百萬口罩送給「友邦」巴拉圭，「是我駐巴拉圭大使館就地進行採購，並非國內輸出，相關款項是在既有的雙邊合作計畫項下勻調，並無額外支出」，因此，如果有人說台灣送口罩給友邦，那就是「造謠」，那就是「誤導民眾」、「製造社會不安情緒」，「破壞政府公信力、影響公共秩序及干擾防疫作業」等等一大堆罪名，必須吃上刑事官司。</text:span><text:span text:style-name="T4"><text:line-break/><text:line-break/></text:span><text:span text:style-name="T1">這類罪名，請問跟蔣家年代有何不同？這些欺壓百姓之事，請問大家看了有何想法？他媽的這個人渣黨真是卑劣無恥到極點。</text:span><text:span text:style-name="T4"><text:line-break/><text:line-break/></text:span><text:span text:style-name="T1">昨天，有人製作了一段影片，我不知道是不是底下這一個？</text:span><text:span text:style-name="T4"><text:line-break/><text:line-break/></text:span><text:a xlink:type="simple" xlink:href="https://bit.ly/2x0NMSx"><text:span text:style-name="T3">https://bit.ly/2x0NMSx</text:span></text:a><text:span text:style-name="T1">  </text:span><text:span text:style-name="T4"><text:line-break/><text:line-break/></text:span><text:span text:style-name="T1">影片中出現許多明顯違規、疏失或疑似作假的開票流程，以及整個選務各種難以自圓其說的行政疑點，另外還有中研院資料所副研究員馬自恆教授的一些統計分析等等等，質疑總統選舉涉嫌舞弊。如果影片本身沒有造假，沒有移花接木，那麼，憑什麼不能提出各種疑點與證據來質疑？</text:span><text:span text:style-name="T4"><text:line-break/><text:line-break/></text:span><text:span text:style-name="T1">我個人並沒有被這些推論或指控所說服，但它畢竟不是空穴來風；我不認為利用一些土法煉鋼式的傳統灌票或作票手法能夠做票做出幾百萬票，但是，影片作者仍然還是根據各種證據來質疑，憑什麼被質疑被糾舉者不認錯、不做澄清、更不接受調查，卻反而能指揮司法來迫害質疑者？藉此殺雞儆猴，使大眾噤聲。</text:span><text:span text:style-name="T4"><text:line-break/><text:line-break/></text:span><text:span text:style-name="T1">它媽的哪有說人民指出政黨舞弊之處，卻反而要被檢調單位給抓起來治罪之理。它媽的這個人渣黨真是有夠無恥下流，嘴巴講的是人情義理，實際上幹的卻全是傷天害理。</text:span><text:span text:style-name="T4"><text:line-break/><text:line-break/></text:span><text:span text:style-name="T1">人渣黨說，這位網友的作票質疑，「將使民眾對於政府選務部門失去信心，嚴重撕裂族群，使社會大眾產生對立 」。他媽的除非是腦殘，否則，正常人誰會對曾經教唆書記官偽造文書的人渣黨黨棍李進勇所主持的中選會有信心？至於「撕裂族群，使社會大眾產生對立」，那更是以公帑豢養無數網軍長年以來每天造謠抹黑製造仇恨的人渣黨的最大專長不是嗎？</text:span><text:span text:style-name="T4"><text:line-break/><text:line-break/></text:span><text:span text:style-name="T1">更離譜的是統派女俠黃智賢的遭遇 (雖然我並不是很認同她所高舉的民族主義精神)。她前天在臉書上寫說：「台灣出現社區感染，是不是因為你 (衛福部長陳時中) 裝睡？」。竟然因為這樣一句話被警方約談，並威脅若不到案接受偵訊便拘提，說她「散播不實謠言」，面臨三年以下有期徒刑、拘役或三百萬元以下罰金。</text:span><text:span text:style-name="T4"><text:line-break/><text:line-break/></text:span><text:span text:style-name="T1">類似上述例子，這兩年來罄竹難書。如果這樣批評兩句就要被抓去關，那麼，人渣黨之惡行，豈不是應該全黨槍斃一百萬遍才有天理？</text:span><text:span text:style-name="T4"><text:line-break/><text:line-break/></text:span><text:span text:style-name="T1">人渣黨幹人渣事，本不足為奇；我對人渣們沒有絲毫期待，更不意外。我始終難以釋懷的還是腦殘們，怎麼會有人去支持這樣一個好話說盡壞事做絕、道德敗壞到極點的人渣黨？腦殘們的腦子到底是怎麼了？人們為何如此容易被欺瞞？我真是很難理解。</text:span><text:span text:style-name="T4"><text:line-break/><text:line-break/></text:span><text:span text:style-name="T1">我有時看到市面上一些神棍或騙子，講些蠢到爆炸的鬼話，四處騙財騙色，想不到居然也有一大堆人相信，總是讓我感到很不可思議。而我們講述的一切顯而易見的事實與基本是非，卻反而被腦殘們給唾棄。</text:span><text:span text:style-name="T4"><text:line-break/><text:line-break/></text:span><text:span text:style-name="T1">台灣的所謂民主，無非就是在美國的操盤下，透過一群人渣控制了一大群腦殘，藉以大撈特撈，胡作非為，為美國人賣命。</text:span></text:p>
      <text:p text:style-name="P2"><text:span text:style-name="T1">陳真   |  2020.04.06 02:18   |   </text:span><text:a xlink:type="simple" xlink:href="http://palinfo.habago.org/Entry?Command=Information_PrintForum&amp;iPage=1#FORUM38992"><text:span text:style-name="T2">#</text:span></text:a></text:p>
      <text:p text:style-name="P3"><text:span text:style-name="T1">生物武器：一個更陰暗的未來(13)<text:line-break/><text:line-break/>陳真2020. 04. 06.<text:line-break/><text:line-break/><text:line-break/>美國官方及其主流媒體走狗們，差不多是2006年，也就是侵略伊拉克三年後，才開始慢慢一點一滴、半推半就地承認過去有關伊拉克擁有生化武器的諸多指控全是謊言。<text:line-break/><text:line-break/>我這樣講，其實並不精確。事實上，美國連這樣的「事後誠實」也沒有，它始終沒有認錯。幫忙散播謠言的主流媒體也沒有。<text:line-break/><text:line-break/>不管是美國官方或主流媒體，他們始終沒有承認說「對！我就是說謊。我當時就是在聯合國大會上故意拿洗衣粉假裝是什麼炭疽桿菌粉末來欺騙大家」。<text:line-break/><text:line-break/>他們把赤裸裸的近千個謊言，一概說成是一種「情報上的失誤或誤導」，要不就說是「某些真實的情報被忽略了」，或者乾脆推給伊拉克那些美國走狗，說是他們「故意提供不實資訊」等等。<text:line-break/><text:line-break/>這樣各位懂嗎？也就是說，把密謀十年以上的侵略計畫與精心設計的無數謊言，完全淡化成一場無心的誤會與資訊失誤。<text:line-break/><text:line-break/>舉個例，美軍佔領伊拉克大約三周年，2006年4月12日的華盛頓郵報指出：美國和英國的國防情報部門聯合派駐伊拉克的生化武器專家團，老早在2003年5月就已經排除所謂「死亡露營車」(Winnebagos of death) (亦即流動性化武實驗室)的各種所謂證據，並於5月27日出具詳細報告，指出所謂「死亡露營車」不過就是一些跟食品檢驗有關的車子，或是一些氣象汽球的充氣裝置等等。<text:line-break/><text:line-break/>但是，2003年5月29日，也就是該報告出爐後兩天，布希卻竟然再度對外公然撒謊說「關於伊拉克的致命性流動化武實驗室，美國已找到證據」。但是你看，該報導卻說，這些國防情報部的化武專家證詞被布希政府給「忽略了」(ignored)。他媽的這叫做「忽略」嗎？這就像人渣黨利用總統專機走私一樣，他不說走私，而叫「超帶」。<text:line-break/><text:line-break/>我想說的是，美國撒了一千個謊言藉以入侵、佔領伊拉克之事，即便一一拆穿，但始終沒有認錯，而是採取這樣一種推諉、淡化的方式來矇混過去。而且，事隔多年，人們的記憶與情感早已逐漸淡忘。<text:line-break/><text:line-break/>簡單說就是：主流媒體一開始先是配合美國政府，瘋狂地撒下無數漫天大謊，然後事隔多年，再慢慢用小篇幅報導，把它淡化成一種「情報上的疏忽」或「走狗們的誤導」，甚至講得好像美國很無辜似的。<text:line-break/><text:line-break/>尤有甚者，當他們事後淡化、推諉這些謊言時，甚至照樣還是把「尋找伊拉克的化武實驗室」給講得好像是什麼「尚待繼續努力的艱難任務」似的，甚至還會附上一些類似像這樣的圖片，加強驚悚與聳動感，繼續誤導讀者：<text:line-break/><text:line-break/></text:span><text:a xlink:type="simple" xlink:href="https://bit.ly/3aLBMmm"><text:span text:style-name="T3">https://bit.ly/3aLBMmm</text:span></text:a><text:span text:style-name="T1"><text:line-break/><text:line-break/>這樣一種「尚待繼續努力」的艱難任務，其實早在一開始就埋下伏筆。Richard Spertzel 以美國派駐聯合國的首席武檢官之尊，打從一開始撒謊說伊拉克不但擁有生化武器，而且擁有超美趕俄的「分隔化」化武能力時，就已經等於說，美國永遠都能以此為藉口不斷進行指控。<text:line-break/><text:line-break/>「死亡露營車」(Winnebagos of death) 這個當年熱門的驚悚辭彙是怎麼來的呢？如我上一篇所說，就是因為這位Richard Spertzel 所提出的一個說法，指控伊拉克擁有「分隔化」(即小型化) 化武能力。如他自己所說，這意味著「你不但必須同時查緝伊拉克的每一棟房子，也必須查緝伊拉克的每一輛車子」，才有可能找到伊拉克擁有生化武器的證據。<text:line-break/><text:line-break/>在這種鳥話底下，那其實等於說：我永遠都不可能承認伊拉克沒有生化武器；如果我一時沒有證據，那只是因為伊拉克車輛太多了，讓我一時還沒法找到，因為我沒辦法檢查伊拉克的所有車輛：   <text:line-break/><text:line-break/></text:span><text:a xlink:type="simple" xlink:href="https://bit.ly/3aKalcL"><text:span text:style-name="T3">https://bit.ly/3aKalcL</text:span></text:a><text:span text:style-name="T1"><text:line-break/><text:line-break/>大家聽懂我在說什麼嗎？美國及其主流媒體與無良專家們，不但撒謊，而且圓謊的方式非常厲害且微妙，操弄世人於股掌之上。<text:line-break/><text:line-break/>美國和英國狼狽為奸，不但撒謊伊拉克擁有化武，還說它「四十五分鐘內就可以對外發射，瞬間殺死數百萬人」。但是，真正拿來做為發動侵略戰爭的藉口卻是「分隔化」化武的能力。<text:line-break/><text:line-break/>2003年2月5日，美國國務卿Colin Powell 在聯合國安理會，拿著一瓶洗衣粉，假裝是炭疽桿菌粉末，公然宣稱說「在我們精準厚實的情報檔案中，最恐怖的事情之一就是我們擁有第一手的證詞，證明伊拉克擁有流動性化武實驗室。」<text:line-break/><text:line-break/>就如《Global Security》這篇文章所說：「流動性化武實驗室的說法，正是美國發動侵伊戰爭的一個基本根據。」<text:line-break/><text:line-break/></text:span><text:a xlink:type="simple" xlink:href="https://bit.ly/3aL8ynF"><text:span text:style-name="T3">https://bit.ly/3aL8ynF</text:span></text:a><text:span text:style-name="T1"><text:line-break/><text:line-break/>這樣一種瞎掰，讓美國足以長達數年不斷操弄此一謊言；每隔一段時間就用大篇幅高喊「找到了！又找到了！找到伊拉克的生化武器了！」，然後過很長一段時間之後，再用小小的篇幅以及旨在淡化、推諉的說詞來「澄清」說原來是「誤會」、「誤傳」啦、或是「被誤導」，原來只是快餐車，只是汽球充氣機，只是食品檢驗臺，只是麵粉工廠的麵粉等等等。<text:line-break/><text:line-break/>除了瞎掰「死亡露營車」或「死亡休旅車」之外，英、美兩國還聯手瞎掰「死亡無人機」(drones of death)的說法。比方說，早在侵略伊拉克戰爭前一年，英、美、澳等主流媒體，就開始不斷用「死亡無人機」來煽動世人對於伊拉克的恐懼，比方說，2002年9月6日的《紐約時報》寫著：「伊拉克海珊擁有一系列野蠻殘忍的武器可供使用，其中包括『死亡無人機』的研發最為殘忍，它將發射毀滅性的化學武器與生物武器。」<text:line-break/><text:line-break/>其實，早在九零年代、第一次波灣戰爭後，西方妖魔化伊拉克的宣傳就不曾一天停止過。舉個例，1998年12月19日英國的BBC如此報導所謂「死亡無人機」(drones of death)：<text:line-break/><text:line-break/></text:span><text:a xlink:type="simple" xlink:href="https://bbc.in/3bQ7UW0"><text:span text:style-name="T3">https://bbc.in/3bQ7UW0</text:span></text:a><text:span text:style-name="T1">  <text:line-break/><text:line-break/>「英國國防部長 (日後擔任北約祕書長) 在記者會中表示，海珊將發展攜帶生化武器的死亡無人機，足以攜帶三百公升的炭疽桿菌，迅速殺死數百萬人。英國政府並表示，此一『恐怖武器』的發展能力，已遭到英軍的重創。」<text:line-break/><text:line-break/>絕大多數人一定都會以為美軍2003年侵略伊拉克是在2001年的 911事件之後才開始布局，其實全然錯誤。美國及英國老早在1991年就不斷入侵伊拉克，天天轟炸，照三餐打，但是媒體完全消音。就這樣轟炸了十二年，旨在消滅伊拉克中東首屈一指的空軍實力，為2003年的地面入侵鋪路。<text:line-break/><text:line-break/>特別是最後那幾年的轟炸尤其慘烈，以「禁飛區」為名，表面上說是「人道救援任務」，說是要保護庫德族人，實際上卻是長達兩年的時間掩護土耳其五萬軍隊，任其對庫德族人展開大屠殺，殺害至少三萬庫德族人，傷者及難民更是不計其數。<text:line-break/><text:line-break/>這些事，十幾年來我已經寫過很多，就不多寫了。</text:span></text:p>
      <text:p text:style-name="P2"><text:span text:style-name="T1">Xuan-wei   |  2020.04.05 11:21   |   </text:span><text:a xlink:type="simple" xlink:href="http://palinfo.habago.org/Entry?Command=Information_PrintForum&amp;iPage=1#FORUM38991"><text:span text:style-name="T2">#</text:span></text:a></text:p>
      <text:p text:style-name="P4"><text:span text:style-name="T1">謝謝陳醫師解惑！</text:span></text:p>
      <text:p text:style-name="P2"><text:span text:style-name="T1">怡靜   |  2020.04.05 01:15   |   </text:span><text:a xlink:type="simple" xlink:href="http://palinfo.habago.org/Entry?Command=Information_PrintForum&amp;iPage=1#FORUM38990"><text:span text:style-name="T2">#</text:span></text:a></text:p>
      <text:p text:style-name="P3"><text:span text:style-name="T1">今天和住瑞典的友人聯絡，我說瑞典那採取佛系抗疫，輕症一律不檢測，而且前幾天還看到了國外報導，瑞典有別於其他歐洲國家，不採柔性封城呢！看視頻，還一堆人出來曬太陽喝咖啡，好不愜意。我問，你那邊還好吧？她説瑞典人太天真，腦子進水了，她只信中國的抗疫方式，不相信那裡衛生局的廢話。我叮嚀她做好個人防護才是，保持社交距離，勤洗手，至於戴口罩，我說妳戴的話會不會被攻擊？她說下星期開始搭交通工具時也要戴口罩，已經有看到亞裔和少數移民戴口罩了，至於我看到的視頻應該是比較早期的畫面了，現在疫情也日趨嚴重，尤以首都為重災區，街道十分冷清，許多商場店舖水盡鵝飛，除了超市，許多商店公司工廠等行業大量裁員或倒閉，好慘。<text:line-break/><text:line-break/>儘管歐美地區疫情嚴峻，仍然未停止抹黑中國。不過關注這麼久的國外疫情，總算看到一個西方官員講點人話，這人是加拿大衛生部長Patty Hajdu。<text:line-break/><text:line-break/></text:span><text:a xlink:type="simple" xlink:href="https://streamable.com/htlbuu"><text:span text:style-name="T3">https://streamable.com/htlbuu</text:span></text:a><text:span text:style-name="T1"><text:line-break/><text:line-break/>她在4/2的例行新冠病毒疫情記者會回答一位記者，關於中國是否在新冠肺炎數據上造假一事狠狠打臉了這個先射箭再畫靶的記者。她說的很對，只要這個病毒還存在任何一個國家，它就存在我們所有的國家。各國如果不攜手合作抗疫，我們絕無戰勝的機會。<text:line-break/><text:line-break/></text:span></text:p>
      <text:p text:style-name="P2"><text:span text:style-name="T1">陳真   |  2020.04.05 00:29   |   </text:span><text:a xlink:type="simple" xlink:href="http://palinfo.habago.org/Entry?Command=Information_PrintForum&amp;iPage=1#FORUM38989"><text:span text:style-name="T2">#</text:span></text:a></text:p>
      <text:p text:style-name="P4"><text:span text:style-name="T1">Xuan-wei好，我人在外地，沒法用電腦，只能用手機簡單回覆:<text:line-break/><text:line-break/>1，2004年，美國都還佔領得如火如荼，謊言陸續散播中，直到幾年後，人們淡忘了，才慢慢半推半就地承認一切都是撒謊，把責任推給伊拉克的走狗們及CIA。<text:line-break/><text:line-break/>2，如果我沒記錯，Richard Spertzel在2016年過世。如果他或美國政府到現在還說伊拉克有化武甚至有分隔化的小型化武實驗室，我也不意外。我跟你說，這些人講話是這樣，跟民進黨很像:<text:line-break/><text:line-break/>他早上講這樣，晚上可能就變了;十點說東，十一點也許就向西了。我們一般正常人（綠蛆、人渣與腦殘除外）講話會有個基本的一致性，但是這些掌握水壺沸騰權的人卻無須前後一致。因此，如果你要把他們的話當真，恐怕會精神錯亂。你沒法期待詐騙集團言行的一致性，他是根據當下需要來進行調整的;類似一種上班的概念。你看島內檯面上目前幾乎所有所謂臺獨，哪一個不是一種上班概念的臺獨？白天喊一喊臺獨，晚上就不獨了，喊出祖國英明都有可能。<text:line-break/><text:line-break/>3，事實上，Richard Spertzel在推銷他的分隔化言論時，面對詢問，他說美國還沒有成熟發展出小型化核武的能力。<text:line-break/><text:line-break/>這很荒唐吧，伊拉克的化武能力居然超越了他的技術指導者。<text:line-break/><text:line-break/>我再舉個前言不罩後語的例子。在他倡言伊拉克小型化化武能力的同時，面對這方面專家的質疑時，他卻承認，小型化化武能力之殺傷規模只能達到恐怖攻擊等級，離軍事化用途還差得遠。<text:line-break/><text:line-break/>狀況差不多就是這樣。</text:span></text:p>
      <text:p text:style-name="P2"><text:span text:style-name="T1">Xuan-wei   |  2020.04.04 16:50   |   </text:span><text:a xlink:type="simple" xlink:href="http://palinfo.habago.org/Entry?Command=Information_PrintForum&amp;iPage=1#FORUM38988"><text:span text:style-name="T2">#</text:span></text:a></text:p>
      <text:p text:style-name="P3"><text:span text:style-name="T1">陳醫師您好，<text:line-break/>關於〈 生物武器：一個更陰暗的未來(12)〉中提到「美軍佔領伊拉克後，他(Richard Spertzel)隨即改口說，伊拉克不但沒有生化武器，「而且連企圖發展化武的計劃也不存在」，並稱自己當初是受到 Iraqi National Congress 及CIA諸多假情報的誤導。」 是否有參考來源：以google檢索到Spertzel在2004年10月發表在華爾街日報的評論“Have War Critics Even Read the Duelfer Report?” (</text:span><text:a xlink:type="simple" xlink:href="https://www.wsj.com/articles/SB109770814784244752"><text:span text:style-name="T3">https://www.wsj.com/articles/SB109770814784244752</text:span></text:a><text:span text:style-name="T1">)，看起來他當時仍堅持伊拉克有WMD的看法？<text:line-break/><text:line-break/>（雖然沒有訂閱WSJ，可在他處找到評論全文: </text:span><text:a xlink:type="simple" xlink:href="http://www.ourjerusalem.com/opinion20041019b"><text:span text:style-name="T3">http://www.ourjerusalem.com/opinion20041019b</text:span></text:a><text:span text:style-name="T1">)</text:span></text:p>
      <text:p text:style-name="P2"><text:span text:style-name="T1">陳真   |  2020.04.03 03:26   |   </text:span><text:a xlink:type="simple" xlink:href="http://palinfo.habago.org/Entry?Command=Information_PrintForum&amp;#FORUM38987"><text:span text:style-name="T2">#</text:span></text:a></text:p>
      <text:p text:style-name="P3"><text:span text:style-name="T1">生物武器：一個更陰暗的未來(12)<text:line-break/><text:line-break/>陳真2020. 04. 01.<text:line-break/><text:line-break/><text:line-break/>在「生物武器：一個更陰暗的未來 (7)」裏，我寫著：<text:line-break/><text:line-break/>「美軍發動戰爭入侵伊拉克期間，西方媒體每天斗大標題寫著 『找到了！找到了！找到生物武器了！』、『再度破獲伊拉克化武實驗室！』然後配上一些驚悚圖片，例如一堆美軍穿戴全套防毒配備，在破舊的倉庫裏，圍繞著堆積如山的麻布袋，說裏頭藏有『可疑粉末』。報導說，這些全是生化武器，好幾公噸，終於找到了，世界得救了，感謝美軍，感謝布希。人們叫好，爭相傳頌，布希支持度甚至高達八、九成。<text:line-break/><text:line-break/>但是，後來卻一一揭穿，那其實是個年久失修的麵粉工廠。甚至還有張照片，照片中隱隱約約似乎是個可以推著走、類似攤販賣東西的小推車。西方主流媒體驚悚的頭條新聞卻寫說『又找到了！！』，說這是『狡猾的海珊』為了躲避美軍追緝所架設的『流動性』化武實驗室。可是後來拆穿，你知道它是什麼嗎？它就是一個可以當場炒菜煎蛋、可以推著走的流動攤販小推車。」以前我住英國時，宿舍轉角處就有這樣一個攤子，賣些漢堡、咖啡與薯條等等。<text:line-break/><text:line-break/>● 找到了！找到了！<text:line-break/><text:line-break/>打從 2001年起，美國為了侵略伊拉克，便不斷撒謊指控伊拉克擁有生化武器。但是，聯合國武檢官多次組團進入伊拉克境內調查，卻始終找不到任何證據。美國派駐聯合國的前首席武檢官 Richard Spertzel卻力排眾議說：伊拉克擁有生化武器乃是「毋庸置疑」，大家之所以找不到化武實驗室與發射裝置是因為伊拉克政府把生化武器給「分隔化」(compartmentalized) 了，簡單說就是小型化。他說，只要一輛休旅車就足以成為一個「流動性的」化武實驗室。<text:line-break/><text:line-break/>這位美國的細菌武器研發專家Richard Spertzel，事實上也參與了戰前伊拉克的化武調查團，過去並曾經以聯合國首席武檢官的身份在伊拉克待了四年 (1994-1998 年)，監督伊拉克政府銷毀當初八零年代由美國幫忙發展以對付伊朗的生化武器設施。他理當很清楚伊拉克的狀況，卻故意信口開河，倡言伊拉克仍然擁有化武，並且把化武實驗室給「分隔化」，可輕易搬遷、移動、躲避偵察云云。<text:line-break/><text:line-break/>2003年，在毫無證據下，美國就是以Spertzel 之「專家證詞」的「分隔化」說法，做為一種硬是要出兵血洗伊拉克的藉口，然後在侵略佔領過程中不斷製造假新聞，不斷說「找到了！找到了！」，一會兒說找到一個「疑似」藏有什麼生化粉末 (其實是麵粉) 的倉庫或小貨車，一會兒又說發現什麼裝設「可疑」瓦斯爐的流動推車 (其實是軍隊煮飯煎蛋的餐車)，遺留在被美軍轟炸得稀巴爛的伊拉克軍隊現場...<text:line-break/><text:line-break/>美國就是這樣不斷裝神弄鬼，欺騙世人，其實全是謊言，非常兒戲，事實上只是一些廚具、麵粉食材或民生用品。但是，透過西方主流媒體的配合造謠，一時之間，人們還真以為美國拯救了全世界。<text:line-break/><text:line-break/>至於這位一輩子為美國推動細菌武器研發的 Spertzel，大名鼎鼎，是個微生物學家，是美國研發生物武器史上最主要的核心人物之一，同時也是Fort Detrick 生物武器實驗室有關細菌戰的主要負責人，任職長達半個多世紀。美軍佔領伊拉克後，他隨即改口說，伊拉克不但沒有生化武器，「而且連企圖發展化武的計劃也不存在」，並稱自己當初是受到 Iraqi National Congress 及CIA諸多假情報的誤導。<text:line-break/><text:line-break/>Iraqi National Congress 就是美國在第一次波灣戰爭後隔年 (1992年) 在伊拉克一手培植的一個武裝反政府組織，資金與武器全由美國提供，比海珊政府還要腐敗惡劣血腥的一群人，在美國的指使與扶植下成立，旨在製造伊拉克內部動亂，藉以顛覆海珊政權；一如美國在全世界各地的走狗，同樣高喊民主自由與人權，幹的卻全是傷天害理殘害人民之事。<text:line-break/><text:line-break/>這群背叛自己的國家與人民的美國走狗，這群「伊奸」，這個伊拉克的「人渣黨」，後來個個當了伊拉克的黨政軍高官，例如在戰爭期間屢屢出鏡扮演「夾道歡迎美軍」及「拉倒海珊銅像」的「勇敢伊拉克民眾」的Ahmed Chalabi，後來掌管伊拉克石油大權，擔任石油部長，並隨即出任伊拉克副總理。<text:line-break/><text:line-break/>● 這回真的找到了！<text:line-break/><text:line-break/>2003年5月28日，也就是美軍入侵佔領伊拉克的隔月，英國《衛報》發表了一篇調查報導，標題諷刺性地寫著：「終於！美軍終於找到生化武器了！」不過，它還有個副標寫著「是在美國馬里蘭州找到！」<text:line-break/><text:line-break/></text:span><text:a xlink:type="simple" xlink:href="https://bit.ly/2QUyftY"><text:span text:style-name="T3">https://bit.ly/2QUyftY</text:span></text:a><text:span text:style-name="T1">  <text:line-break/><text:line-break/>該報導所指的發現大規模殺傷武器的地點，就是當時 (2001年) 準備重新啟用、位於馬里蘭州的美軍 Fort Detrick 生物武器實驗室。經過兩年 (2001年到 2003年) 的挖掘與清理，竟然陸續找到高達兩千多公噸的各種恐怖病原體，包括天花病毒、肉毒桿菌、炭疽桿菌、Brucella melitensis (梅里特布魯氏菌，可引起類似感冒症狀的布氏桿菌病--Brucellosis)，以及引發肺炎的 Klebsiella (克雷伯氏菌屬)等等等。<text:line-break/><text:line-break/>除了病毒與細菌外，竟然還找到各種化學武器，包括美軍在越戰中噴灑了至少九萬多公噸的橙劑 (agent orange)。根據美國哥倫比亞大學公衛政策與管理學系教授 Jeanne Stellman 的幾篇研究，例如2018年5月發表於《美國公衛期刊》(American Journal of Public Health)的論文估計，越戰中，約有兩百多萬至四百八十萬越南人曝露於美軍的橙劑毒害中，受到各種不同程度的傷害。：<text:line-break/><text:line-break/></text:span><text:a xlink:type="simple" xlink:href="https://bit.ly/2R0rqHu"><text:span text:style-name="T3">https://bit.ly/2R0rqHu</text:span></text:a><text:span text:style-name="T1"><text:line-break/><text:line-break/>美軍所使用的橙劑，含有「世紀之毒」戴奧辛之中的劇毒成份，是一級致癌物，包括血癌、肺癌、大腸癌、軟組織肉瘤與肝癌等，另外還會產生各種神經系統與運動神經元病變 (例如帕金森氏症)及全身性皮膚病變等等等。更可怕的是，禍延子孫世世代代，導致越南生出數十萬恐怖畸胎或中樞神經發育缺損的無腦兒、頭骨畸形、脊柱裂、顏面缺損、四肢極度萎縮、無眼或眼球爆出、心臟瓣膜缺損及智能不足嬰幼兒與兒童精神病等等等。<text:line-break/><text:line-break/>橙劑新生兒症狀：<text:line-break/><text:line-break/></text:span><text:a xlink:type="simple" xlink:href="https://bit.ly/2UBuoo8"><text:span text:style-name="T3">https://bit.ly/2UBuoo8</text:span></text:a><text:span text:style-name="T1"><text:line-break/><text:line-break/>你可以在上面這個「美國退伍軍人協會」(United States Department of Veterans Affairs，簡稱 VA) 的網站上找到一些相關病變資料。 <text:line-break/><text:line-break/>以下是幾張照片，很多橙劑新生兒完全沒有眼睛或眼睛爆出：<text:line-break/><text:line-break/></text:span><text:a xlink:type="simple" xlink:href="https://bit.ly/2WVPz5P"><text:span text:style-name="T3">https://bit.ly/2WVPz5P</text:span></text:a><text:span text:style-name="T1"> <text:line-break/><text:line-break/></text:span><text:a xlink:type="simple" xlink:href="https://bit.ly/2yqWl9p"><text:span text:style-name="T3">https://bit.ly/2yqWl9p</text:span></text:a><text:span text:style-name="T1"> <text:line-break/><text:line-break/>根據越南官方統計，戰爭期間，約有三百多萬人罹癌或其它病變與腦傷 (其中多數為兒童)，四十多萬人死亡。至今已戰後四十多年，目前已第三代，但仍持續受害，約有五十萬名新生兒畸形，合併其他各種病變及基因變異與兒童期精神病等等等。但是，美國卻堅稱橙劑「對人體無害」，數十年後則改口說「不確定」是否與相關各種病變有所關聯，言行相當卑鄙。   <text:line-break/><text:line-break/>半島電視台報導：<text:line-break/><text:line-break/></text:span><text:a xlink:type="simple" xlink:href="https://bit.ly/2UBZ7kV"><text:span text:style-name="T3">https://bit.ly/2UBZ7kV</text:span></text:a><text:span text:style-name="T1"><text:line-break/><text:line-break/>半島電視台系列影片：<text:line-break/><text:line-break/></text:span><text:a xlink:type="simple" xlink:href="https://bit.ly/2UzwiWg"><text:span text:style-name="T3">https://bit.ly/2UzwiWg</text:span></text:a><text:span text:style-name="T1"><text:line-break/><text:line-break/></text:span><text:a xlink:type="simple" xlink:href="https://bit.ly/2UTbNCT"><text:span text:style-name="T3">https://bit.ly/2UTbNCT</text:span></text:a><text:span text:style-name="T1"><text:line-break/><text:line-break/>戰後，仍有大約兩百萬越南人間接受害，因為橙劑滲透土壤之半衰期超過一百年，嚴重污染水源；不管是喝進肚子或皮膚接觸水源，或是吃下污染農作物，就有可能受害，滲透全身血液；甚至許多越南婦女 (特別是毒害較嚴重的南越) 的母乳中，發現極高濃度的戴奧辛成份。<text:line-break/><text:line-break/>就連當初負責噴灑橙劑的美軍都集體罹癌或產生各種病變，受害人數約二十萬，戰後提出訴訟並贏得部份勝訴，越南的集體官司亦然。許多案子仍在持續進行中。我從二十多年前開始比較有系統性的關注橙劑的問題，以後有機會再多寫。<text:line-break/><text:line-break/>喝下橙劑幾毫升便足以致人於死，更何況短短六年內 (1965至1971年) 漫天灑下九萬公噸的巨量，瘋狂灑遍整個越南，高達三千一百八十一個村落受害，摧毀兩百多萬公頃 (即兩萬多平方公里) 的森林。後來，在國際輿論壓力下，美國才停止。有些當年的噴灑熱點地區，直到四十年後，仍然可以檢驗出超標高達數百倍的致死性戴奧辛濃度。 <text:line-break/><text:line-break/>我常感到很納悶很可悲，為什麼會有人泯滅人性到這種地步？美國人是不是根本不把別人當人看？這是在打仗嗎？這根本就是種族滅絕的行徑。<text:line-break/><text:line-break/>除了橙劑外，Fort Detrick 現場還挖出有「毒劑之王」之稱的芥子氣液體毒劑等。預計還得再挖四年 (亦即挖到2007年) 也許才能清理乾淨。  <text:line-break/><text:line-break/>底下有幾張橙劑受害者照片，真的是相當可悲。中間那張是美軍噴灑橙劑的分布地圖，遍及整個越南：<text:line-break/><text:line-break/></text:span><text:a xlink:type="simple" xlink:href="https://bit.ly/2QYR7Ib"><text:span text:style-name="T3">https://bit.ly/2QYR7Ib</text:span></text:a><text:span text:style-name="T1">   <text:line-break/><text:line-break/>底下仍是一些橙劑兒童照片。看這些照片很令人難受，不過，還是懇求各位仔細看看，看進心裏去。<text:line-break/>我跟大家一樣，不喜政治，討厭議論，平常只喜歡風花雪月琴棋書畫，可是，當大難來襲時，就如陳凱歌所說，它其實不過就像「天上的大星」，是個白日夢，而生活就是生活；「往後的日子才是生活，過去的只是一個夢」。<text:line-break/><text:line-break/>我亦常感無奈，不知道那些整天歌頌美國什麼民主自由與人權的人，究竟幾時才願意摸著良心說話？<text:line-break/><text:line-break/>照片：</text:span><text:a xlink:type="simple" xlink:href="https://bit.ly/2JswC2A"><text:span text:style-name="T3">https://bit.ly/2JswC2A</text:span></text:a><text:span text:style-name="T1"><text:line-break/><text:line-break/>照片：</text:span><text:a xlink:type="simple" xlink:href="https://bit.ly/39GXdDz"><text:span text:style-name="T3">https://bit.ly/39GXdDz</text:span></text:a><text:span text:style-name="T1"><text:line-break/><text:line-break/>照片：</text:span><text:a xlink:type="simple" xlink:href="https://bit.ly/343vzj4"><text:span text:style-name="T3">https://bit.ly/343vzj4</text:span></text:a><text:span text:style-name="T1"><text:line-break/><text:line-break/>照片：</text:span><text:a xlink:type="simple" xlink:href="https://bit.ly/2X3Mu3x"><text:span text:style-name="T3">https://bit.ly/2X3Mu3x</text:span></text:a><text:span text:style-name="T1"><text:s/>(按右側箭頭輪播)<text:line-break/><text:line-break/>照片：</text:span><text:a xlink:type="simple" xlink:href="https://bit.ly/2UQSzxI"><text:span text:style-name="T3">https://bit.ly/2UQSzxI</text:span></text:a><text:span text:style-name="T1"><text:line-break/><text:line-break/>影片：</text:span><text:a xlink:type="simple" xlink:href="http://shorturl.at/diux1"><text:span text:style-name="T3">shorturl.at/diux1</text:span></text:a><text:span text:style-name="T1">   <text:line-break/><text:line-break/>回到Fort Detrick 實驗室的主題。<text:line-break/><text:line-break/>如果你知道自己將挖出一些什麼東西，那還好。駭人的是，你根本不知道將挖出什麼恐怖病原體或揮發性毒劑或一般防護衣也防護不了的各種劇毒。比方說，現場挖出一堆根本不知道究竟是裝著什麼東西的瓶瓶罐罐與高壓消毒瓶以及人工釀造含有各種不明病原體的大量「泥狀物」，同時還挖出好幾隻已經死了三十幾年、以福馬林進行防腐、死狀恐怖的罐裝實驗鼠，相當可怕。 <text:line-break/><text:line-break/>可怕之處就在於沒有目錄清單，隨便亂埋亂丟，外洩風險極高，清理者根本不知道自己會挖出什麼東西來，更不知其危險等級，不知是否防護妥當以及是否可能透過空氣與水源危及社會大眾。<text:line-break/><text:line-break/>《衛報》報導說：「就在兩個月前 (2003年3月)，伊拉克因為提不出早在十多年前便已銷毀生化武器的目錄清單做為佐證，美軍便以此為藉口而發動侵略戰爭。」美國一口咬定，倘若真的銷毀，必定會有所有病原體及化學毒物的目錄清單，否則便是說謊。<text:line-break/><text:line-break/>但是，「非常諷刺的是，美國最大的生物武器實驗室自己也根本沒有目錄清單」，遑論掩埋地點的詳細登載；清理人員根本不知道自己將會挖出什麼可怕的病毒或細菌。他們擔憂己身安危，但也只能對著記者自我解嘲說「我們其實根本不知道會挖出什麼，不過你放心，我們基本上已經排除挖出核彈的可能性。」<text:line-break/><text:line-break/>● 惡名昭彰的 Fort Detrick <text:line-break/><text:line-break/>特別令人髮指的是：Fort Detrick 生物武器實驗室建造於1943年，它的第一批實驗室人員是誰你知道嗎？就是喪心病狂的日軍731部隊以及納粹醫官，他們都有著各種泯滅人性的人體活體實驗之豐富經歷。<text:line-break/><text:line-break/>老實說，在我過去仍是個傻蛋時，根本不相信這是事實。美國做為二戰戰勝國，打著反對法西斯的民主自由旗號，如此「熱愛人權」的一個國家，怎麼可能會把這些曾經抓來上萬名活人從事殘酷人體實驗的惡魔當成貴賓招待，還幫他們泯滅罪證，動用外交手段助其脫罪，做為獲取人體實驗數據的政治交換條件；然後還把他們迎接回美國，供以榮華富貴，為美國繼續發揮製造生物武器的「專長」。這些事我以後有機會再多講。<text:line-break/><text:line-break/>Jeffrey A.Lockwood 是個著名昆蟲學家，美國懷俄明大學 (University of Wyoming)「自然科學與人文學科」的講座教授，對生物武器頗有研究，2009年寫了一本書叫做《Six-Legged Soldiers: Using Insects as Weapons of War》(六隻腳的士兵：以昆蟲做為一種生物武器)：<text:line-break/><text:line-break/></text:span><text:a xlink:type="simple" xlink:href="https://amzn.to/3bC3Nge"><text:span text:style-name="T3">https://amzn.to/3bC3Nge</text:span></text:a><text:span text:style-name="T1"><text:line-break/><text:line-break/>Lockwood教授指出：Fort Detrick 生物武器實驗室於二次戰後吸收大量納粹與731部隊的科學家。<text:line-break/><text:line-break/>這些人，兩手血腥；戰時，利用俘虜，或是任意抓來上萬名中國平民男女老幼及少部份朝鮮人與聯軍，甚至特地抓捕中國軍人的家屬來從事人體活體解剖，或甚至活體解剖孕婦，觀察胎兒每個時期的變化；許多時候不打麻藥，說麻藥會影響生物數據的準確性，並以活人從事極其殘酷的各種人體實驗，例如凍傷實驗、離心旋轉實驗、人畜雜交實驗、真空實驗、大氣壓力實驗 (觀察人體器官、眼球、腸子如何膨漲爆出體外及人體相關生理反應)、活體炸藥實驗、大人與幼童之刻意使之感染各種病原體之實驗，藉以研發病毒及細菌等生物武器；某種變態實驗對象甚至包括母子 (說要「觀察母愛」)，從事各種極其邪惡的活體實驗。<text:line-break/><text:line-break/>底下有些照片，懇請大家仔細看，記住日本人所做的這一切：<text:line-break/><text:line-break/></text:span><text:a xlink:type="simple" xlink:href="https://bit.ly/39BZfoG"><text:span text:style-name="T3">https://bit.ly/39BZfoG</text:span></text:a><text:span text:style-name="T1"><text:line-break/><text:line-break/></text:span><text:span text:style-name="T3">https://reurl.cc/b5kL2X</text:span><text:span text:style-name="T1"><text:line-break/><text:line-break/>這些人不是人，而是魔鬼撒旦。我平常很不喜歡聽中共講一句話，那就是「中日友好」。它媽的怎麼友好？我就是沒辦法和大多數日本人友好，因為他們大多仇視中國、輕視華人，仰慕白人；不但完全沒有一絲悔意與歉意，反而對中國充滿敵意與鄙視，你如何可能和這樣一個國家的國民友好？<text:line-break/><text:line-break/>我沒法假裝有愛心，我就是恨日本人，想起日本人毫無人性的暴行，我就是恨。我能理解寬恕與原諒的道理，但你要寬恕原諒日本人什麼？他們根本沒有一絲悔意，反而持續敵對中國，敵視華人。<text:line-break/><text:line-break/>請你仔細看看這個，請你告訴我如何可能不恨？<text:line-break/><text:line-break/></text:span><text:a xlink:type="simple" xlink:href="https://bit.ly/342Cn0o"><text:span text:style-name="T3">https://bit.ly/342Cn0o</text:span></text:a><text:span text:style-name="T1"><text:line-break/><text:line-break/>請你再仔細看看這個，請你告訴我如何能夠不恨？<text:line-break/><text:line-break/></text:span><text:a xlink:type="simple" xlink:href="https://bit.ly/3dXxOcq"><text:span text:style-name="T3">https://bit.ly/3dXxOcq</text:span></text:a><text:span text:style-name="T1"><text:line-break/><text:line-break/>這些事，實在很不想講。我常說以後有機會再講，但我總是儘可能避而不談。念高一時 (我在台北念高中)，第一次自己寫傳單，自己一個人在我高一住的地方 (台北西門町) 發自己寫的傳單，就是因為日本人的這些所作所為。它媽的日本人還像人嗎？<text:line-break/><text:line-break/>Lockwood 教授指出：美國於1943年，亦即二戰結束前兩年，成立 Fort Detrick 生物武器實驗室，並於戰後立即吸收大量納粹與日本731部隊的科學家，從事生物武器研究；不但研究，而且在韓戰時付諸實行，以跳蚤、蚊子和頭蝨等昆蟲做為一種「六腳士兵」，做為一種傳遞擴散病毒或病菌的「疾病載體」(disease vectors)；先在部份不知情的平民或敵軍身上使之染病，然後再予以釋放回鄉，擴大傳播，或是以炸彈投擲到敵人的土地上，引爆疫情。<text:line-break/><text:line-break/>Lockwood教授指出，1950年秋天，美國國防部承認此事，並說這是美國生物武器的「首度使用」，其主要推手就是Fort Detrick 生物武器實驗室裏這些喪心病狂的科學家，包括日本731部隊主要成員及納粹醫官。<text:line-break/><text:line-break/>● 自導自演的炭疽桿菌粉末攻擊事件  <text:line-break/><text:line-break/>五零年代以後，一直到大約1973年，前後長達二十多年的時間，Fort Detrick 實驗室除了以動物做為實驗對象外，同時也以人體做實驗 (稱之為“human guinea pigs”，亦即「人類白老鼠」)，例如所謂的「CD-22計劃」(Project CD-22)及「白外套行動」(Operation Whitecoat) 等等。不過，這些屬公開性質的研究計劃當然都是採取所謂「自願」方式。<text:line-break/><text:line-break/>1969年，尼克森總統下令關閉Fort Detrick。此舉並非因為美國人良心發現，而是因為當年核子彈的量產及殺傷力之高度提升，使得美國領導人認為生化武器之殲敵效果相對失色，而且有可能不慎感染自己人或擴散到自己國家。<text:line-break/><text:line-break/>Fort Detrick 雖然於1969年11月關閉，但仍做為收藏各種病原體的「巨大倉庫」，並仍從事一些「正常」研究 (亦即非關武器化的「防禦性」生物研究，例如研發疫苗)。基本上，直到1993年，它都仍然還是持續運作，只是研發內容有所限制。2001年，布希政府對全世界發動所謂「反恐戰爭」，假反恐，真侵略，重啟並擴大實驗室規模，於是展開長達至少六年的清理行動。<text:line-break/><text:line-break/>重啟之初，布希政府更是玩了一齣後來證實是自導自演的所謂「炭疽桿菌粉末攻擊事件」，藉以做為「反恐戰爭」的藉口。一些美國議員與行政人員陸續接到裝有所謂炭疽菌粉末的信件，導致五人死亡，數十人感染。美國馬上把箭頭指向賓拉登，指向基地組織，指向伊斯蘭，指向散落世界各地的反美人士，從而發動針對阿富汗的侵略戰爭。<text:line-break/><text:line-break/>但是，直到七年後的 2008年7月，FBI 才「證實」，寄出這些致命毒信的是 Fort Detrick 生物武器實驗室的工作人員Bruce Ivins。據美媒報導，這位人員不知心懷何種不滿，因此寄出毒信；情治人員在距離Fort Detrick八英哩外的一座池塘找到相關犯罪工具；FBI 強調，Ivins 之所以犯下此案的動機只是為了「促進疫苗的研發」。<text:line-break/><text:line-break/>正常人應該不會相信這個荒唐故事。至於這位被官方說法給認定為發動生物恐攻的「凶手」，竟然莫名其妙就「自殺」了。FBI 說是「畏罪自殺」，但我看比較像是「被自殺」。<text:line-break/><text:line-break/>● Fort Detrick 為何突然被勒令關閉？  <text:line-break/><text:line-break/>這個由CIA掌控、擁有全世界最可怕的各種病原體之Fort Detrick 生物武器實驗室有多龐大你知道嗎？53平方公里！裏頭至少有六百多棟建築，大約是兩個花蓮市、七千四百個足球場那麼大；成立近80年，聲名狼藉，此次因為新冠病毒而再度成為各方矚目的焦點。主要起因於去年 (2019 年) 七月，因為多項違規而遭到美國疾病管制中心 (CDC) 勒令關閉。<text:line-break/><text:line-break/>若非情節嚴重，以CDC的政治權力等級，根本不可能直接下令全面關閉。實驗室關閉前後，九百多位工作人員遭到隔離檢疫，隨即爆發數千名神祕肺炎病例及所謂「流行性感冒大流行」，三千六百萬人染病，三十五萬人發展成重症入院，兩萬多人死亡。美國CDC主任Robert Redfield 於今年三月十一日，方才於聽證會中承認曾進行屍體解剖，證實這波所謂「流感大流行」之部份死者確實是新冠病毒患者。<text:line-break/><text:line-break/>但是，美方以國安為由，至今依舊拒絕透露更多病例資料，並且從去年數千萬人染病的所謂「流感大流行」疫情爆發之初，便極力掩飾與淡化。「世界衛生組織」人員多次要求派遣專家前往協助調查，但美國始終拒絕發給簽證；對內則封鎖消息，禁止各方醫學與公衛專家參與相關會議或調閱資料。<text:line-break/><text:line-break/>至於此次關閉Fort Detrick生物武器實驗室的原因，疑似病原體外洩，究竟細節如何，美軍方面不但諱莫如深，美國政府並迅速刪除各方報導，相關人員則對外一律封口。<text:line-break/><text:line-break/>UCLA (加州大學洛杉磯分校) 公衛學院流行病學系的網站上有個「生物恐怖主義資料庫」(ARCHIVES ON BIO-TERRORISM)，裏頭有過去大約二十年來的上千筆報導：<text:line-break/><text:line-break/>(1) </text:span><text:a xlink:type="simple" xlink:href="https://www.ph.ucla.edu/epi/bioter/archivesbio1.html"><text:span text:style-name="T3">https://www.ph.ucla.edu/epi/bioter/archivesbio1.html</text:span></text:a><text:span text:style-name="T1"><text:line-break/><text:line-break/>(2) </text:span><text:a xlink:type="simple" xlink:href="http://www.ph.ucla.edu/epi/bioter/archivesbio2.html"><text:span text:style-name="T3">http://www.ph.ucla.edu/epi/bioter/archivesbio2.html</text:span></text:a><text:span text:style-name="T1"><text:line-break/><text:line-break/>你只要稍微花點時間關注一下這些資料，你就會清楚地知道：生物武器病原體的外洩以及各種傷天害理之事，並不是什麼陰謀論，而是經常性發生的事情，差別只是在於不同動機 (蓄意或意外？)及傷害規模大小。<text:line-break/><text:line-break/>當然不能說全世界「只有」美國才會幹這樣一些事，就好像我不能說全世界「只有」美國才會發動侵略戰爭。但我能說：美國毫無疑問是生化武器這方面的惡行之中最大且最為肆無忌憚的一個國家，幾乎就是全世界所有相關惡行的全部了。<text:line-break/><text:line-break/>但我現在不是要討論其對外惡行，而只是想說明Fort Detrick 實驗室為何在去年七月被迫關閉。 <text:line-break/><text:line-break/>從 UCLA 這兩個資料庫，你仍然可以找到幾篇關於去年關閉 Fort Detrick 的報導，比方說原先登載於《華盛頓郵報》的「生物武器戰爭的恐怖遺跡出土」(Ft. Detrick Unearths Hazardous Surprises：Cleanup Finds Debris Of Biological Warfare)：<text:line-break/><text:line-break/></text:span><text:a xlink:type="simple" xlink:href="https://bit.ly/2X3OBo2"><text:span text:style-name="T3">https://bit.ly/2X3OBo2</text:span></text:a><text:span text:style-name="T1"><text:line-break/><text:line-break/>以及原載於 The Frederick News-Post 的「疾管中心揭露更多Fort Detrick 的弊端」(CDC Inspection Findings Reveal More about Fort Detrick Research Suspension)<text:line-break/><text:line-break/></text:span><text:a xlink:type="simple" xlink:href="https://bit.ly/2RgSy5h"><text:span text:style-name="T3">https://bit.ly/2RgSy5h</text:span></text:a><text:span text:style-name="T1"> <text:line-break/><text:line-break/>另外還有《紐約時報》的兩篇報導：「Fort Detrick實驗室無法通過安檢，遭全面無限期關閉」(Fort Detrick lab shut down after failed safety inspection; all research halted indefinitely)，以及「出於安全理由，致命細菌實驗研究勒令停止」(Deadly Germ Research Is Shut Down at Army Lab Over Safety Concerns)：<text:line-break/><text:line-break/></text:span><text:a xlink:type="simple" xlink:href="https://bit.ly/343K72h"><text:span text:style-name="T3">https://bit.ly/343K72h</text:span></text:a><text:span text:style-name="T1"><text:line-break/><text:line-break/></text:span><text:a xlink:type="simple" xlink:href="https://nyti.ms/2JADFWU"><text:span text:style-name="T3">https://nyti.ms/2JADFWU</text:span></text:a><text:span text:style-name="T1"><text:line-break/><text:line-break/>相關資料當然遠遠比這個要多得多，底下只是做個簡單說明：<text:line-break/><text:line-break/>美國疾管中心 (CDC) 下令關閉Fort Detrick生物實驗室，並出具了報告。你要注意哦，它使用的是比較強烈的「違規」(breach) 一詞。如果不是非常嚴重，不可能把一個具有國家戰略意義的生物實驗室給勒令全面關閉。<text:line-break/><text:line-break/>比方說，如果台大醫院被發現存在一些作業缺失，可能產生危害，衛生局只會要求院方針對特定問題進行改善，而不會勒令立即全面無限期關閉整個醫院，除非違規事項非常嚴重，到達一種危及社會大眾的緊急程度。<text:line-break/><text:line-break/>CDC 的報告指出，Fort Detrick生物實驗室有多項違規，包括病原體之水源與空氣污染處置不當，含有病毒與細菌之污水處理系統有問題，高壓滅菌設備有問題，缺乏病原體清單目錄，防護塗料有多處裂縫，部份實驗器材故障，實驗室搬遷與病原體移動過程缺乏適當防護，人員普遍不按照標準程序作業等等等。<text:line-break/><text:line-break/>CDC 認定，這不是偶發問題或個別事件，而是已經到達一種「系統性的失能」，故應勒令關閉，全面無限期停止運作。更駭人聽聞的是，CDC指出，該實驗室人員「蓄意讓含有病原體之空氣外洩」。<text:line-break/><text:line-break/>對此，位於Fort Detrick生物實驗基地的美國陸軍傳染病醫學研究院 (USAMRIID)的最高指揮官 Darrin Cox提出反駁說，CDC之「違規」(breach)一詞太強烈，並指稱含有病原體之空氣外洩並非「蓄意」為之，堅稱該人員「並無邪惡動機」。<text:line-break/><text:line-break/>Cox並表示，Fort Detrick生物實驗室並非被「勒令關閉」，而只是沒有拿到相關許可證的情況下之「主動停止運作」等等，做出許多毫無意義的辯解。問題是，工作人員在操作病原體過程中之氣體外洩，重點是它可能產生什麼樣的傷害以及如何善後，而不是辯稱大家都是好人啦，不會故意亂來。<text:line-break/><text:line-break/>報導還指出，很詭異的是，這麼大的「違規」與「全面系統性失能」，竟然沒有任何主管遭受處分。<text:line-break/><text:line-break/>如前所述，許多有關此次Fort Detrick生物實驗室因為疑似病原體外洩的新聞報導遭到刪除，但你在UCLA的公衛學院流行病學系的兩個「生物恐怖主義資料庫」裏，仍然可以找到一些報導。一份CIA解密文件顯示，CIA長年在此一生物武器基地從事病毒測試。報導並指出，許多老舊的病原體掩埋坑道並無鋪設防護內裏，外洩風險極高。當年的實驗室工作人員受訪表示：「我不知道那些東西 (指病原體或毒物) 被丟到哪，當時並無清單目錄。」<text:line-break/><text:line-break/>隨著時間過去，大量掩埋容器早已銹損不堪。附近地區長年出現疑似不尋常飆高的癌症盛行率，當地居民認為與該生物武器基地之不當掩埋與草率處置有關，紛紛抗議，但美國當局一貫置若罔聞。<text:line-break/><text:line-break/>底下有一小段當地居民的訪談、調查與抗議：<text:line-break/><text:line-break/></text:span><text:a xlink:type="simple" xlink:href="https://bit.ly/3aDEiee"><text:span text:style-name="T3">https://bit.ly/3aDEiee</text:span></text:a><text:span text:style-name="T1"><text:line-break/><text:line-break/>事實上，早在1991年，軍方在該實驗室的水源觀測站便已檢測發現一些導致腎病變成份及肝臟致癌物，包括四氯乙烯(PCE) 和三氯乙烯(TCE)。馬蘭州環境署隨即針對附近三十三口水井採樣，結果一半以上發現致癌毒物。現場檢測人員說，其實不用檢測，光是用聞的就能聞得到異味。<text:line-break/><text:line-break/>該城市的飲水系統顯然遭受污染，民眾於是要求針對住在遭受汙染的水源下游處的居民進行癌症盛行率的調查與數據比對，藉以了解該實驗室對當地居民健康的影響。但是，馬里蘭州的「健康與心理衛生部」(Maryland Department of Health and Mental Hygiene) 卻表示做不到，因為1992年才開始有癌症資料登錄。<text:line-break/><text:line-break/>● 結論：<text:line-break/><text:line-break/>我就先寫到這，這些事是寫不完的。我寫這篇文字，只有三個卑微目的：<text:line-break/><text:line-break/>一是反駁所謂陰謀論之污名化。<text:line-break/><text:line-break/>一個人，如果真的在乎自己在說什麼，那麼，當他看完我這篇文字以及裏頭的各種資料與檔案，他還會覺得「新冠病毒很有可能起源於美國」只是一種荒唐可笑的陰謀論嗎？如果你不認同，那麼，請你告訴我，為何新冠病毒「絕對不可能」起源於美國？<text:line-break/><text:line-break/>幾十年來，不管怎麼改朝換代，我始終是島內極少數的異議者之一，常感無言。許多時候，我真的覺得自己好像在教幼兒園小班，好像必須用很多教材與淺顯到不能再淺顯的各種闡釋，然後才能講述一個極其簡單、簡單到不能再簡單的道理。<text:line-break/><text:line-break/>另外，順便插播一個幼兒園小班課程：當我們說「新冠病毒有可能是一種生化武器」時，並不等於說新冠病毒是人為製造出來的人工病毒。<text:line-break/><text:line-break/>這會很難懂嗎？一個生物武器實驗室，是在研究如何把既有的病毒或細菌給「武器化」，進一步如何投射與傳播到敵人領土與敵人身上。「武器化」的過程並「不一定」涉及既有病原體之基因修改或進行其它任何生物結構上的人工改造，也有可能只是在技術上研究如何攜帶與傳播。<text:line-break/><text:line-break/>美軍至今仍致力研發的「六腳士兵」(蚊子)就是一例，以蚊子做為一種「生物載體」，究竟要攜帶與投放何種病毒或細菌，並不一定要經過基因編輯。這應該不會很難懂吧？我已經不知道要如何講得更淺顯了。<text:line-break/><text:line-break/>因此，即便證明新冠病毒並無明顯人為改造現象，依然無法否定「新冠病毒有可能是一種生物武器」的說法，因為它們是兩個不同命題。 <text:line-break/><text:line-break/>第二個目的是：我希望表明一個基本態度：我們反美，但我們並不是反對美國人或反對美國這個國家，而是反對其罄竹難書的血腥邪惡行徑，希望制止其永無止盡的燒殺擄掠與製造動亂。<text:line-break/><text:line-break/>事實上，我希望美國人能長長久久地過上一輩子的好日子；就連日本人也一樣，我修養不夠，我確實恨日本人，我從不願意買日貨，但我也還不至於想要消滅他們，我也從不期待他們遭逢任何天災人禍，我只希望他們對其過往邪惡行徑認錯、懺悔，並且停止敵視與歧視。<text:line-break/><text:line-break/>至於第三個目的，恐怕是我永遠都無法說清楚的。我找不到適當的表達式，但也有可能是因為這個表達式並不存在人類的語言詞彙中。<text:line-break/><text:line-break/>退而求其次，我只能說一些肉眼可見、相當「行為主義式的」東西，比方說反戰，反核武，反生化武器等等等。這類型武器，基本上是完全不長眼睛的，極可能失控而毀滅所有人，比核武還可怕。但我想說的畢竟不只是這些，而是遠比這個大，卻也同時遠比這個小。<text:line-break/><text:line-break/>● 後記：  <text:line-break/><text:line-break/>我發現，腦殘有個特徵就是：當他每天接收無數荒唐可笑幼稚低能的謊言時，他一概全盤接收，並且自行發揚光大，就像蚊子散播病毒那樣每天努力到處散播。可是，當他聽到幾乎就像「一加一等於二」那樣明確的事實與真相時，他卻會突然變得很「嚴謹」，很「科學」，會說你這是謠言，是阿共仔的陰謀，是阿共仔企圖滲透台灣民主的假新聞。<text:line-break/><text:line-break/>但是，你要知道，比方說，以UCLA公衛學院的這上千筆生化武器資料為例，幾乎全來自西方主流媒體的報導，因此，它不但不是一種陰謀論，反倒是一種已經不知道經過多少篩選、淡化及掩飾所勉強保留下來的真相之冰山一角。<text:line-break/><text:line-break/>我舉個例，比方說，現在大家都知道海珊當年 (1988年) 的化武屠村事件，在 Halabja 瞬間殺害五千多名庫德族人及一萬多人受傷的事情，凶手就是美國，是由美國協助海珊發展化武攻擊能力，因為當時海珊是美國共同對抗伊朗的盟友，就跟蔣介石一樣，被美國稱讚為「捍衛民主自由的鬥士」，說伊拉克是「中東世界的民主自由堡壘」。<text:line-break/><text:line-break/>當年，聯合國針對海珊這項重大反人道罪行進行調查時，美國不但百般阻撓，而且否決聯合國的譴責提案，CIA 甚至還發表各種假情報與假研究報告，栽贓伊朗，指控 Halabja 化武屠村事件的凶手是伊朗。<text:line-break/><text:line-break/>我對這事的過程印象特別深刻是因為，屠村事件的兩年後，我接受 PHR (Physicians for Human Rights) 之邀，到美國哈佛大學參加一個「醫學與人權」的國際研討會，為期五天，來自幾十個國家的人員，我是惟一一個華人。那時候醫學院才剛畢業，沒什麼國際常識，仍是個傻逼，以為美國真的是一個熱愛人權與民主自由的國家，當時其實也是我第一次聽到海珊與庫德族等等這些事情。<text:line-break/><text:line-break/>會議結束後，我從美國帶回一大皮箱的相關書籍與研究報告，到現在都還保留著，其中一個主題就是海珊的化武屠村事件。因此，我對這事相當了解。回台後，我還曾以海珊迫害庫德族小孩所產生的「心理創傷經驗與行為表現」，在馬偕精神科做了一場演講。 <text:line-break/><text:line-break/>事隔多年後，真相大白，原來真正屠村的凶手居然是美國。更不可思議的是，這個屠村事件在十多年後，竟然成為美國侵略伊拉克、拯救世人的藉口，很荒唐吧？海珊也因為此一事件被美國主導的伊拉克法庭判決死罪，處以絞刑。<text:line-break/><text:line-break/>美國當年協助海珊發展生化武器的事實，如今已無可懷疑。UCLA 公衛學院的生化武器資料庫裏也能找到屠村事件後十多年的相關報導，指出美國協助海珊發展生化武器的事實，比方說：<text:line-break/><text:line-break/></text:span><text:a xlink:type="simple" xlink:href="https://bit.ly/2UTmqFM"><text:span text:style-name="T3">https://bit.ly/2UTmqFM</text:span></text:a><text:span text:style-name="T1"><text:line-break/><text:line-break/>但是，你看，報導得很「委婉」，很「客觀公正」，它把美國運送炭疽桿菌、肉毒桿菌等等這些用來製造生物武器的恐怖病原體給海珊，居然說成是一種非常正面的「公共衛生方面的合作交流」。<text:line-break/><text:line-break/>我跟各位一樣，沒有任何內幕消息；寫起文章，更是絕不信口開河。我所能知道、取得的一切資訊，任何人都能取得。那麼，為什麼我們面對同樣的世界，卻得到完全相反的認知呢？問題恐怕是在於大多數人其實並不是根據事實、資訊、理性與經驗在理解事情，而是根據洗腦宣傳。<text:line-break/><text:line-break/>也就是說，他的腦子裏已經有一套顛撲不破的「真理」，一切是非善惡的「前提」，凡是與這套「前提真理」牴觸者，哪怕是「一加一等於二」那樣的事實，也一概無效，一概是假新聞。因此，你就算把一大卡車的事實真相與邏輯砸到他頭上，他還是一樣會說那些全是假新聞。<text:line-break/><text:line-break/>或者應該這麼說也許更為貼切：即便他相信你所說的一切全是事實真相，他其實也無所謂、不在乎，他不認為這一切真相有何意義或重要性可言。他相信，唯有主子們告訴他的一切話語才具有重要；惟有當主子們告訴他要熱血沸騰時，他才會熱血沸騰。<text:line-break/><text:line-break/>其實就跟茶壺一樣，你要它沸騰，它就會沸騰，它絕不會問你原因，更不會思考對錯，只要開關一按下，它就沸騰了。你能夠跟茶壺講道理嗎？恐怕很難，因為它並不是根據任何理性或資訊來理解事情；誰掌握了開關，誰就能讓茶壺沸騰。<text:line-break/><text:line-break/>舉個現成的例子，二月初，疫情剛發生，台灣幾乎都沒有病人時，馬上就有二十幾萬個蠢血沸騰的醫護人員，在綠色人渣政客們的帶領下，發動連署，要求人渣黨政府禁止大陸包機，禁止陸籍配偶及其小孩回到台灣，甚至歡呼人渣黨之口罩禁令，禁止口罩寄往當時疫情十分嚴重的大陸。<text:line-break/><text:line-break/>凡是批評這些想法的人，就會變成全民公敵，會被謾罵羞辱與騷擾，會被說是「舔共」，會被說是「不能體諒台灣醫療人員的辛勞」、「吃裏扒外，不在乎台灣醫療體系的崩盤」，會被說是「不顧台灣人的死活」，會被罵「滾出台灣、滾回中國」等等等。<text:line-break/><text:line-break/>我要說的是，你看，這些人渣政客真的很齷齪，他們表面上講的全是一些很動聽的話語，什麼體恤醫療人員，什麼先顧好台灣等等。但是，白痴也該知道這一切漂亮言語的背後，其實就是仇中反華。<text:line-break/><text:line-break/>在台灣，幾乎所有理想或理念，完全都可以拿來當成一種仇中反華的武器、工具與漂亮說詞。人渣們從來都不是真的在乎什麼是非善惡，他們的一切言行完全就是以倡導仇中反華為惟一目的。<text:line-break/><text:line-break/>你看，這兩天，人渣黨送出一千多萬個口罩給西方國家，從上個月開始，甚至每星期固定得朝貢美國十萬個口罩。美國疫情真的是嚴重到爆，但卻對它百般放水。可是，對待大陸卻極盡苛薄之能事。<text:line-break/><text:line-break/>這時候，那二十幾萬個「熱血沸騰」的醫護人員呢？人呢？統統不見了，一個也沒有。為什麼不繼續「體恤醫療人員的辛勞」？為什麼不再擔心「台灣醫療體系的崩盤」？為什麼不「先顧好台灣」了？為什麼不去圍勦、攻擊、謾罵那些「出賣台灣人」的人渣政客？<text:line-break/><text:line-break/>其實，腦殘們並不是真的關心什麼疫情，他們只是聞聲起舞，該沸騰就會沸騰，不需要理由，因為人渣們永遠都可以瞎掰出一大堆很偉大的說詞。<text:line-break/><text:line-break/>當時台灣才一兩個病人，就迫不及待說要「先顧好自己才能救別人」，一個口罩也不准寄到大陸，否則就是全民公敵。現在台灣有三百多個病例，死了好幾人，卻反而口罩大方隨便送人(我已經連續兩周買不到兒童口罩)，送給根本不肯戴口罩的洋人，然後說這是台灣「勇於負起世界責任的國家角色」。<text:line-break/><text:line-break/>大家都知道，人渣黨及其支持者永遠都是兩套標準，但我覺得他們其實只有一個標準，那就是「只要仇中反華，那就是對的」。「仇中反華」就像一種搖錢樹，一種權力的敲門磚，人渣們藉以騙取個人私利與權力，並操弄腦殘們，以之做為一切是非善惡的檢驗標準。這才是一個人道德最為卑劣齷齪之處。你看那些綠色人渣，嘴臉實在有夠難看。 <text:line-break/><text:line-break/>生活實在太忙，每天利用五分、八秒零零碎碎的時間以及兩個快要累斃的深夜，終於才寫這樣，一共一萬三千多字。匆忙寫就，無暇修改，詞不達意，我終究沒法說出我真正想說的，只能期待人們的心領神會。</text:span></text:p>
      <text:p text:style-name="P2"><text:span text:style-name="T1">鄭豐遠   |  2020.04.02 20:37   |   </text:span><text:a xlink:type="simple" xlink:href="http://palinfo.habago.org/Entry?Command=Information_PrintForum&amp;#FORUM38986"><text:span text:style-name="T2">#</text:span></text:a></text:p>
      <text:p text:style-name="P4"><text:span text:style-name="T1">今天看到一句很好笑的話，英文翻譯還挺傳神的，如下:<text:line-break/><text:line-break/>隔離，人權沒了。不隔離，人全沒了。<text:line-break/>Human right or human left？﻿<text:line-break/><text:line-break/>下面兩個影片強烈建議大家觀看，顯然世上還是有頭腦正常的人。任何一個正常人對這陣子西方以及一切反中反華勢力的各種醜態嘴臉，一定都會嗤之以鼻，一定都會對這荒唐世界感到莫名的悲哀。<text:line-break/><text:line-break/></text:span><text:a xlink:type="simple" xlink:href="https://youtu.be/VHjfAYtkINY"><text:span text:style-name="T3">https://youtu.be/VHjfAYtkINY</text:span></text:a><text:span text:style-name="T1"><text:s/>(法國一位律師和法學博士)<text:line-break/><text:line-break/></text:span><text:a xlink:type="simple" xlink:href="https://youtu.be/I-19Q1tyhhw"><text:span text:style-name="T3">https://youtu.be/I-19Q1tyhhw</text:span></text:a><text:span text:style-name="T1"><text:s/>(火鍋大王)<text:line-break/></text:span></text:p>
      <text:p text:style-name="P2"><text:span text:style-name="T1">陳真   |  2020.04.02 15:08   |   </text:span><text:a xlink:type="simple" xlink:href="http://palinfo.habago.org/Entry?Command=Information_PrintForum&amp;#FORUM38985"><text:span text:style-name="T2">#</text:span></text:a></text:p>
      <text:p text:style-name="P3"><text:span text:style-name="T1">一封信：<text:line-break/><text:line-break/>那本"伊拉克淪陷記實"，我花了五個晚上才寫完，在當時是有著某種完整性的，但是，若以現在伊拉克、敘利亞、利比亞及葉門等等的慘狀及荒唐卑鄙程度來看，可說僅僅是冰山一角。這也是我為何沒有把它更新再版的原因，因為我們已經在更多、更大的悲劇中滅頂；所謂罄竹難書，完全跟不上事情惡化或使壞的速度與程度，常讓我有一種無言的挫折感。<text:line-break/><text:line-break/>陳真<text:line-break/>2020. 04. 02.</text:span></text:p>
      <text:p text:style-name="P2"><text:span text:style-name="T1">怡靜   |  2020.04.01 12:09   |   </text:span><text:a xlink:type="simple" xlink:href="http://palinfo.habago.org/Entry?Command=Information_PrintForum&amp;#FORUM38982"><text:span text:style-name="T2">#</text:span></text:a></text:p>
      <text:p text:style-name="P4"><text:span text:style-name="T1">張忠謀提到的那篇紐約時報專訪，主角是韓裔美國人David Chang(張錫鎬)，近幾年挺火紅的一位廚師，在Netflix上可以看到多部他主持的美食紀錄片節目。<text:line-break/><text:line-break/>該訪談也值得一讀，如果你剛好是他的粉絲。<text:line-break/><text:line-break/>David Chang isn’t sure the restaurant industry will survive Covid-19.<text:line-break/></text:span><text:a xlink:type="simple" xlink:href="https://nyti.ms/2w2nUVB"><text:span text:style-name="T3">https://nyti.ms/2w2nUVB</text:span></text:a></text:p>
      <text:p text:style-name="P5">老羊   |  2020.04.01 07:46   |   <text:a xlink:type="simple" xlink:href="http://palinfo.habago.org/Entry?Command=Information_PrintForum#FORUM38981"><text:span text:style-name="T6">#</text:span></text:a></text:p>
      <text:p text:style-name="P6">可以預期的，部分西方國家開始用輿論戰來轉移自己抗疫不力的窘態；寧南山最近寫了兩篇文章談論以 COVID-19 疫情引起的輿論戰，我個人覺得都很值得一讀（寧南山的文章一般都有大量的數據與清楚的資料來源支持他的分析）： <text:line-break/><text:line-break/>輿論戰：名字的戰爭和國家的道歉 <text:line-break/><text:a xlink:type="simple" xlink:href="https://mp.weixin.qq.com/s/mA85YUmjhr0J-tgoli8ALA"><text:span text:style-name="T7">https://mp.weixin.qq.com/s/mA85YUmjhr0J-tgoli8ALA</text:span></text:a><text:s/><text:line-break/><text:line-break/>Give Them Hope! 从两部电影看中国的全球舆论战 <text:line-break/><text:a xlink:type="simple" xlink:href="https://mp.weixin.qq.com/s/kseVZTcpYH6t4EeLHxZzWQ"><text:span text:style-name="T7">https://mp.weixin.qq.com/s/kseVZTcpYH6t4EeLHxZzWQ</text:span></text:a></text:p>
      <text:p text:style-name="P5">陳真   |  2020.04.01 01:46   |   <text:a xlink:type="simple" xlink:href="http://palinfo.habago.org/Entry?Command=Information_PrintForum#FORUM38980"><text:span text:style-name="T6">#</text:span></text:a></text:p>
      <text:p text:style-name="P7">張忠謀：這次疫情像一場戰爭，可能永遠改變我們的生活 <text:line-break/><text:line-break/>遠見雜誌 <text:line-break/><text:line-break/>鄧麗萍 <text:line-break/>2020年3月31日 <text:line-break/><text:line-break/><text:line-break/>針對新冠病毒疫情的發展，張忠謀直言，「即使全世界從今天起能控制住疫情，但相信疫情過後，我們會改變我們的生活方式。」尤其是中產階級以上人的生活，將永遠改變。 <text:line-break/><text:line-break/>張忠謀分享，今天（3月31日）他在《紐約時報》上看到一篇文章，訪問了紐約一名華裔餐廳經營者David Chang，他在近十年經營了好多家價格相當便宜、且很受歡迎的餐廳，但訪談中，面對疫情打擊的David Chang說了一段相當絕望的話，他認為餐館這個行業將沒有了，永遠都沒有了。他認為他平生努力經營的平價餐館將倒閉，唯一能存活下來的是如麥當勞等的連鎖店。 <text:line-break/><text:line-break/>這則新聞讓張忠謀有感而發，「大家的生活方式恐怕會改變，像經過一場戰爭。」 <text:line-break/><text:line-break/>正在撰寫自傳下冊的張忠謀表示，近日他常回想從前，現年80多歲的他經歷過二次世界大戰，從大陸到海外，「我是來自經歷過戰爭的家庭，雖然當時我只有十多歲，但戰爭卻改變了我們全家的生活。」 <text:line-break/><text:line-break/>在戰爭之前，張忠謀沒有打算要去美國念書與工作，但他卻因為戰爭而出國念書、在美國工作，他的日子是過得更好了，但那場戰爭卻完全毀掉他父親的事業，「當時父親才40多歲，卻沒有了未來。」 <text:line-break/><text:line-break/>張忠謀說，紐約這名餐廳經營者的感受，就像當年他的父親一樣，「這場疫情將影響所有人、或是很多人的生活。」 <text:line-break/><text:line-break/>================ <text:line-break/><text:line-break/>張忠謀：疫情像一場戰爭將改變人們的生活方式 <text:line-break/><text:line-break/>信傳媒 <text:line-break/>鄭國強 <text:line-break/><text:line-break/>2020年3月31日 <text:line-break/><text:line-break/><text:line-break/>張忠謀的父親張蔚觀是鄞縣的財政處長，全家人1932年遷居南京，1937年遷居廣州，中日戰爭爆發，舉家遷到香港，1941年太平洋戰爭全面爆發，日軍入侵香港，張忠謀全家回到重慶，戰後又回到香港，他香港培英中學畢業後，1949年到美國就讀哈佛大學。 <text:line-break/><text:line-break/>他以自身兒時經歷描述，二次世界大戰中斷了自己父親的生涯計劃，張忠謀說，這場疫情像一場戰爭，就如同自己十幾歲時、經歷戰爭，那場戰爭改變全家人的生活，那場戰爭完全毀掉自己父親的事業，父親那時僅40幾歲，經歷戰爭後，使他失去了事業與未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